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47800001DC5CE0D30C8.svm"/>
  <manifest:file-entry manifest:media-type="" manifest:full-path="Pictures/20000007000026F800000B2BCEF9F8D7.svm"/>
  <manifest:file-entry manifest:media-type="" manifest:full-path="Pictures/2000000700002AB000001A76A4F2F34F.svm"/>
  <manifest:file-entry manifest:media-type="" manifest:full-path="Pictures/200000070000168900001355856D019A.svm"/>
  <manifest:file-entry manifest:media-type="" manifest:full-path="Pictures/200000070000280000000BFEBEE8CB50.svm"/>
  <manifest:file-entry manifest:media-type="" manifest:full-path="Pictures/200000070000298D0000189A82D40692.svm"/>
  <manifest:file-entry manifest:media-type="" manifest:full-path="Pictures/200000070000124C0000087B1D7FA012.svm"/>
  <manifest:file-entry manifest:media-type="" manifest:full-path="Pictures/2000000700001FBC00001E49CABC09C5.svm"/>
  <manifest:file-entry manifest:media-type="" manifest:full-path="Pictures/2000000700002A61000012812F43A08C.svm"/>
  <manifest:file-entry manifest:media-type="" manifest:full-path="Pictures/2000000700003B6F00003B8908B66CCC.svm"/>
  <manifest:file-entry manifest:media-type="" manifest:full-path="Pictures/200000070000290900000A715BBC1DDD.svm"/>
  <manifest:file-entry manifest:media-type="" manifest:full-path="Pictures/2000000700001A91000002CBFB145C2D.svm"/>
  <manifest:file-entry manifest:media-type="" manifest:full-path="Pictures/2000000700001A5C000002CB21ADF80C.svm"/>
  <manifest:file-entry manifest:media-type="" manifest:full-path="Pictures/2000000700002A2C000014FC79503332.svm"/>
  <manifest:file-entry manifest:media-type="" manifest:full-path="Pictures/2000000700003EA30000064FD3551E4C.svm"/>
  <manifest:file-entry manifest:media-type="" manifest:full-path="Pictures/200000070000344D000002E6EEB06C05.svm"/>
  <manifest:file-entry manifest:media-type="" manifest:full-path="Pictures/20000007000036290000225171E4902E.svm"/>
  <manifest:file-entry manifest:media-type="" manifest:full-path="Pictures/200000070000365E00000D71E5012FAD.svm"/>
  <manifest:file-entry manifest:media-type="" manifest:full-path="Pictures/200000070000422600001FBCEBD8C111.svm"/>
  <manifest:file-entry manifest:media-type="" manifest:full-path="Pictures/200000070000221C000002CBE23C61C2.svm"/>
  <manifest:file-entry manifest:media-type="" manifest:full-path="Pictures/200000070000295800001DABDB037D14.svm"/>
  <manifest:file-entry manifest:media-type="" manifest:full-path="Pictures/2000000700003A800000124C66E3E9B4.svm"/>
  <manifest:file-entry manifest:media-type="" manifest:full-path="Pictures/20000007000025BA000014287454424C.svm"/>
  <manifest:file-entry manifest:media-type="" manifest:full-path="Pictures/200000070000365E000009D3B8A7C675.svm"/>
  <manifest:file-entry manifest:media-type="" manifest:full-path="Pictures/20000007000020F900000EE32ACD9BC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6" style:family="paragraph" style:parent-style-name="Standard">
      <style:paragraph-properties fo:text-align="justify" style:justify-single-word="false"/>
      <style:text-properties style:font-name="Times New Roman" fo:font-weight="bold" style:font-weight-asian="bold" style:font-weight-complex="bold"/>
    </style:style>
    <style:style style:name="P7" style:family="paragraph" style:parent-style-name="Standard">
      <style:paragraph-properties fo:text-align="justify" style:justify-single-word="false"/>
      <style:text-properties style:font-name="Courier New" fo:font-weight="normal" style:font-weight-asian="normal" style:font-weight-complex="normal"/>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text-properties fo:font-weight="normal" style:font-weight-asian="normal" style:font-weight-complex="normal"/>
    </style:style>
    <style:style style:name="P10" style:family="paragraph" style:parent-style-name="Standard" style:list-style-name="L3">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2" style:family="paragraph" style:parent-style-name="Standard" style:list-style-name="L3">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paragraph-properties fo:text-align="justify" style:justify-single-word="false"/>
      <style:text-properties style:font-name="Times New Roman" fo:font-weight="bold" style:font-weight-asian="bold" style:font-weight-complex="bold"/>
    </style:style>
    <style:style style:name="P14" style:family="paragraph" style:parent-style-name="Standard">
      <style:paragraph-properties fo:text-align="justify" style:justify-single-word="false"/>
      <style:text-properties style:font-name="Courier New" fo:font-weight="normal" style:font-weight-asian="normal" style:font-weight-complex="normal"/>
    </style:style>
    <style:style style:name="T1" style:family="text">
      <style:text-properties style:font-name="Courier New"/>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808080" style:font-name="Courier New" fo:font-weight="normal" style:font-weight-asian="normal" style:font-weight-complex="normal"/>
    </style:style>
    <style:style style:name="T5" style:family="text">
      <style:text-properties style:font-name="Times New Roman"/>
    </style:style>
    <style:style style:name="T6"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ext:p>
      <text:p text:style-name="Standard"/>
      <text:p text:style-name="Standard">La base de tout programme en C est la suivante :</text:p>
      <text:p text:style-name="Standard"/>
      <text:p text:style-name="Standard"><draw:frame draw:style-name="fr1" draw:name="images1" text:anchor-type="paragraph" svg:width="10.85cm" svg:height="4.738cm" draw:z-index="0"><draw:image xlink:href="Pictures/2000000700002A61000012812F43A08C.svm" xlink:type="simple" xlink:show="embed" xlink:actuate="onLoad"/></draw:frame></text:p>
      <text:p text:style-name="P1"/>
      <text:p text:style-name="P1">Les deux premières lignes en #include sont des lignes spéciales que l'on ne voit qu'en haut des fichiers source. Ces lignes spéciales, on les appelle <text:span text:style-name="Strong_20_Emphasis">directives de préprocesseur</text:span>. Ce sont des lignes qui seront lues par un programme appelé préprocesseur, un programme qui se lance au début de la compilation.</text:p>
      <text:p text:style-name="P1"/>
      <text:p text:style-name="P1">Ces lignes demandent d'inclure des fichiers au projet, c'est-à-dire d'ajouter des fichiers pour la compilation. Il s'agit ici bien entendu de bibliothèques standards en C, contenant les fonctions telles que "printf".</text:p>
      <text:p text:style-name="P1"/>
      <text:p text:style-name="P1">On voit ensuite la fonction main, de manière assez classique, entre accolades, avec chaque instruction en C qui se termine par un point-virgule, comme en C++.</text:p>
      <text:p text:style-name="P1"/>
      <text:p text:style-name="P1">On a bien sûr <text:span text:style-name="T1">\n</text:span> qui permet de signifier un retour à la ligne (<text:span text:style-name="T1">\t</text:span> une tabulation, etc...).</text:p>
      <text:p text:style-name="P1"/>
      <text:p text:style-name="P1">Pour les <text:span text:style-name="T2">commentaires </text:span><text:span text:style-name="T3">:</text:span></text:p>
      <text:p text:style-name="P4"/>
      <text:p text:style-name="P1"><text:span text:style-name="T3">On est sur du </text:span><text:span text:style-name="T4">// Commentaire</text:span><text:span text:style-name="T3"> pour les commentaires courts : </text:span></text:p>
      <text:p text:style-name="P4"><draw:frame draw:style-name="fr1" draw:name="images2" text:anchor-type="paragraph" svg:width="13.39cm" svg:height="0.743cm" draw:z-index="1"><draw:image xlink:href="Pictures/200000070000344D000002E6EEB06C05.svm" xlink:type="simple" xlink:show="embed" xlink:actuate="onLoad"/></draw:frame></text:p>
      <text:p text:style-name="P1"><text:span text:style-name="T3">Ou sur du </text:span><text:span text:style-name="T4">/* Commentaire long */</text:span><text:span text:style-name="T3"> pour les commentaires sur plusieurs lignes :</text:span></text:p>
      <text:p text:style-name="P4"><draw:frame draw:style-name="fr1" draw:name="images3" text:anchor-type="paragraph" svg:width="16.036cm" svg:height="1.616cm" draw:z-index="2"><draw:image xlink:href="Pictures/2000000700003EA30000064FD3551E4C.svm" xlink:type="simple" xlink:show="embed" xlink:actuate="onLoad"/></draw:frame></text:p>
      <text:p text:style-name="P4"/>
      <text:p text:style-name="P4"/>
      <text:p text:style-name="P3">LES VARIABLES :</text:p>
      <text:p text:style-name="P3"/>
      <text:p text:style-name="P4">Dans un ordinateur, on a plusieurs types de mémoires. Plus la mémoire est rapide, moins elle peut contenir d'informations ; moins elle est rapide, plus elle peut en contenir. Ces différents types de mémoire sont les suivants :</text:p>
      <text:p text:style-name="P4"/>
      <text:list xml:id="list4891522848038494059" text:style-name="L1">
        <text:list-item>
          <text:p text:style-name="P8">les registres : une mémoire ultra-rapide située directement dans le processeur ;</text:p>
        </text:list-item>
        <text:list-item>
          <text:p text:style-name="P8"><text:bookmark text:name="r-2187525"/><text:bookmark text:name="r-2187524"/>la mémoire cache : elle fait le lien entre les registres et la mémoire vive ;</text:p>
        </text:list-item>
        <text:list-item>
          <text:p text:style-name="P8"><text:bookmark text:name="r-2187527"/><text:bookmark text:name="r-2187526"/>la mémoire vive : c'est la mémoire avec laquelle nous allons travailler le plus souvent ;</text:p>
        </text:list-item>
        <text:list-item>
          <text:p text:style-name="P8"><text:bookmark text:name="r-2187529"/><text:bookmark text:name="r-2187528"/><text:soft-page-break/>le disque dur : que vous connaissez sûrement, c'est là qu'on enregistre les fichiers.</text:p>
        </text:list-item>
      </text:list>
      <text:p text:style-name="P4"/>
      <text:p text:style-name="P4"/>
      <text:p text:style-name="P4">A part le disque dur, toutes ces mémoires sont temporaires et se vident lorsque l'ordinateur s'éteint. Nos programmes vont presque exclusivement mobiliser la mémoire vive (RAM). En gros, la mémorie vive c'est un ensemble d'adresses, qui stockent des valeurs. Nos variables vont typiquement être stockées dans la mémoire vive.</text:p>
      <text:p text:style-name="P4"/>
      <text:p text:style-name="P4">Attention :</text:p>
      <text:list xml:id="list2590906545227108542" text:style-name="L2">
        <text:list-item>
          <text:p text:style-name="P9">Le langage C est sensible à la casse (et fait donc la différence entre majuscules et minuscules).</text:p>
        </text:list-item>
        <text:list-item>
          <text:p text:style-name="P9">Lorsqu'on crée une variable en C, il faut impérativement préciser son type.</text:p>
        </text:list-item>
      </text:list>
      <text:p text:style-name="P4"/>
      <text:p text:style-name="P4"/>
      <text:p text:style-name="P4">Quelques exemples des variables pour stocker des nombres :</text:p>
      <text:p text:style-name="P4"/>
      <text:p text:style-name="P4"><draw:frame draw:style-name="fr1" draw:name="images4" text:anchor-type="paragraph" svg:width="10.583cm" svg:height="7.595cm" draw:z-index="3"><draw:image xlink:href="Pictures/200000070000295800001DABDB037D14.svm" xlink:type="simple" xlink:show="embed" xlink:actuate="onLoad"/></draw:frame></text:p>
      <text:p text:style-name="P4"><draw:frame draw:style-name="fr1" draw:name="images5" text:anchor-type="paragraph" svg:width="8.44cm" svg:height="3.812cm" draw:z-index="4"><draw:image xlink:href="Pictures/20000007000020F900000EE32ACD9BC8.svm" xlink:type="simple" xlink:show="embed" xlink:actuate="onLoad"/></draw:frame></text:p>
      <text:p text:style-name="P4">On a distinguer entre toutes ces variables car une variable "char" prend moins d'espace que la variable "int" par exemple. Mais bon aujourd'hui vu la quantité de mémoire en RAM, ça n'est plus vraiment un problème, et on utilise en général simplement "int" ou "double".</text:p>
      <text:p text:style-name="P4"/>
      <text:p text:style-name="P4">Pour <text:span text:style-name="T2">déclarer une variable</text:span>, sans surprise, on spécifie son type, puis son nom. Éventuellement on peut lui attribuer une valeur dès sa déclaration. On peut ensuite modifier la valeur de notre variable en appelant simplement son nom :</text:p>
      <text:p text:style-name="P4"/>
      <text:p text:style-name="P4"><draw:frame draw:style-name="fr2" draw:name="images6" text:anchor-type="paragraph" svg:width="8.124cm" svg:height="7.752cm" draw:z-index="5"><draw:image xlink:href="Pictures/2000000700001FBC00001E49CABC09C5.svm" xlink:type="simple" xlink:show="embed" xlink:actuate="onLoad"/></draw:frame><text:soft-page-break/></text:p>
      <text:p text:style-name="P4">Attention, remarque : lorsqu'on déclare une variable sans lui attribuer de valeur, l'ordinateur réserve un emplacement de mémoire pour cette variable, mais sans modifier ce qu'il y avait auparavant à cet emplacement dans la mémoire, ce qui peut être n'importe quoi. Donc il vaut mieux, dans la mesure du possible, essayer d'affecter des valeurs aux variables quand on les déclare, quitte à les initialiser à 0 par exemple.</text:p>
      <text:p text:style-name="P4"/>
      <text:p text:style-name="P4">Pour déclarer une variable constante (impossible d'en changer la valeur sur toute la durée du programme), c'est très simple :</text:p>
      <text:p text:style-name="P4"/>
      <text:p text:style-name="P4"><draw:frame draw:style-name="fr1" draw:name="images7" text:anchor-type="paragraph" svg:width="8.731cm" svg:height="0.714cm" draw:z-index="6"><draw:image xlink:href="Pictures/200000070000221C000002CBE23C61C2.svm" xlink:type="simple" xlink:show="embed" xlink:actuate="onLoad"/></draw:frame></text:p>
      <text:p text:style-name="P4">Pour afficher le contenu d'une variable, on utilise la fonction printf, avec des "formatstring" :</text:p>
      <text:p text:style-name="P4"/>
      <text:p text:style-name="P4"/>
      <text:p text:style-name="P4"><draw:frame draw:style-name="fr2" draw:name="images8" text:anchor-type="paragraph" svg:width="16.933cm" svg:height="8.124cm" draw:z-index="7"><draw:image xlink:href="Pictures/200000070000422600001FBCEBD8C111.svm" xlink:type="simple" xlink:show="embed" xlink:actuate="onLoad"/></draw:frame></text:p>
      <text:p text:style-name="P4"><text:span text:style-name="T1">%d</text:span> veut dire qu'on souhaite afficher une variable de type "entier". La liste de tous les format strings est disponible ici :</text:p>
      <text:p text:style-name="P4"><text:a xlink:type="simple" xlink:href="https://codeforwin.org/2015/05/list-of-all-format-specifiers-in-c-programming.html" text:style-name="Internet_20_link" text:visited-style-name="Visited_20_Internet_20_Link">https://codeforwin.org/2015/05/list-of-all-format-specifiers-in-c-programming.html</text:a></text:p>
      <text:p text:style-name="P4"><text:soft-page-break/></text:p>
      <text:p text:style-name="P4">Par exemple, pour afficher un string, c'est <text:span text:style-name="T1">%s</text:span>.</text:p>
      <text:p text:style-name="P4"/>
      <text:p text:style-name="P4">On peut bien sûr afficher plusieurs variables dans un seul printf, il faut simplement les préciser dans l'ordre. </text:p>
      <text:p text:style-name="P4"/>
      <text:p text:style-name="P4"><draw:frame draw:style-name="fr1" draw:name="images9" text:anchor-type="paragraph" svg:width="13.919cm" svg:height="2.515cm" draw:z-index="8"><draw:image xlink:href="Pictures/200000070000365E000009D3B8A7C675.svm" xlink:type="simple" xlink:show="embed" xlink:actuate="onLoad"/></draw:frame></text:p>
      <text:p text:style-name="P4">Pour recevoir un input de l'utilisateur, on utilise la fonction "scanf" :</text:p>
      <text:p text:style-name="P4"/>
      <text:p text:style-name="P4"><draw:frame draw:style-name="fr1" draw:name="images10" text:anchor-type="paragraph" svg:width="10.797cm" svg:height="5.373cm" draw:z-index="9"><draw:image xlink:href="Pictures/2000000700002A2C000014FC79503332.svm" xlink:type="simple" xlink:show="embed" xlink:actuate="onLoad"/></draw:frame></text:p>
      <text:p text:style-name="P4">Remarquer qu'on doit préciser "&amp;age" et non pas la variable directement.</text:p>
      <text:p text:style-name="P4"/>
      <text:p text:style-name="P4"/>
      <text:p text:style-name="P4"/>
      <text:p text:style-name="P3">LES CALCULS :</text:p>
      <text:p text:style-name="P3"/>
      <text:p text:style-name="P3"/>
      <text:p text:style-name="P4"><draw:frame draw:style-name="fr1" draw:name="images11" text:anchor-type="paragraph" svg:width="5.241cm" svg:height="7.622cm" draw:z-index="10"><draw:image xlink:href="Pictures/200000070000147800001DC5CE0D30C8.svm" xlink:type="simple" xlink:show="embed" xlink:actuate="onLoad"/></draw:frame></text:p>
      <text:p text:style-name="P4">Attention, pour la division, peu importe que la variable qui stocke le résultat soit un entier (int) ou un double, le résultat du calcul sera toujours la partie entière de la division (l'ordinateur ne fait que <text:soft-page-break/>des divisions euclidiennes).</text:p>
      <text:p text:style-name="P4"/>
      <text:p text:style-name="P4">Pour avoir un résultat avec des chiffres après la virgule, il faut que les chiffres de l'opération soient eux-mêmes à virgule, et que le résultat soit stocké dans un double :</text:p>
      <text:p text:style-name="P4"/>
      <text:p text:style-name="P4"><draw:frame draw:style-name="fr1" draw:name="images12" text:anchor-type="paragraph" svg:width="9.657cm" svg:height="5.159cm" draw:z-index="11"><draw:image xlink:href="Pictures/20000007000025BA000014287454424C.svm" xlink:type="simple" xlink:show="embed" xlink:actuate="onLoad"/></draw:frame></text:p>
      <text:p text:style-name="P4">Le modulo permet de calculer le reste d'une division euclidienne.</text:p>
      <text:p text:style-name="P4"/>
      <text:p text:style-name="P4"/>
      <text:p text:style-name="P4">On peut bien sûr additionner des variables entre elles. </text:p>
      <text:p text:style-name="P4"><draw:frame draw:style-name="fr1" draw:name="images13" text:anchor-type="paragraph" svg:width="6.749cm" svg:height="0.714cm" draw:z-index="12"><draw:image xlink:href="Pictures/2000000700001A5C000002CB21ADF80C.svm" xlink:type="simple" xlink:show="embed" xlink:actuate="onLoad"/></draw:frame></text:p>
      <text:p text:style-name="P4">On peut utiliser des raccourcis dans la synthaxe des opérations. Par exemple, comme en C++, l'opération <text:span text:style-name="T1">nombre1 = nombre1 + 1; </text:span>peut s'écrire <text:span text:style-name="T1">nombre1++;</text:span><text:span text:style-name="T5">. Cela fonctionne aussi avec la forme </text:span><text:span text:style-name="T1">nombre1--;</text:span><text:span text:style-name="T5">. Les autres raccourcis sont les suivants :</text:span></text:p>
      <text:p text:style-name="P5"/>
      <text:p text:style-name="P5"><draw:frame draw:style-name="fr1" draw:name="images14" text:anchor-type="paragraph" svg:width="13.919cm" svg:height="3.441cm" draw:z-index="13"><draw:image xlink:href="Pictures/200000070000365E00000D71E5012FAD.svm" xlink:type="simple" xlink:show="embed" xlink:actuate="onLoad"/></draw:frame></text:p>
      <text:p text:style-name="P4"><text:span text:style-name="T5">Il faut savoir que la bibliothèque </text:span><text:span text:style-name="T1">#include &lt;math.h&gt;</text:span><text:span text:style-name="T5"> contient pas mal d'autres opérations mathématiques si besoin /</text:span></text:p>
      <text:p text:style-name="P5"/>
      <text:list xml:id="list7557468996191734979" text:style-name="L3">
        <text:list-item>
          <text:p text:style-name="P10"><text:span text:style-name="T1">fabs(nombre)</text:span><text:span text:style-name="T5"> renvoie la valeur absolue de nombre, lorsque nombre est un double. Si nombre est un entier, la fonction abs(nombre) est à utiliser (de stdlib.h).</text:span></text:p>
        </text:list-item>
        <text:list-item>
          <text:p text:style-name="P10"><text:span text:style-name="T1">ceil(nombre)</text:span><text:span text:style-name="T5"> renvoi le premier nombre entier après le nombre décimal donné.</text:span></text:p>
        </text:list-item>
        <text:list-item>
          <text:p text:style-name="P10"><text:span text:style-name="T1">floor(nombre)</text:span><text:span text:style-name="T5"> renvoi le premier nombre entier avant le nombre décimal donné.</text:span></text:p>
        </text:list-item>
        <text:list-item>
          <text:p text:style-name="P10"><text:span text:style-name="T1">pow(nombre,puissance)</text:span><text:span text:style-name="T5"> permet de calculer la puissance d'un nombre.</text:span></text:p>
        </text:list-item>
        <text:list-item>
          <text:p text:style-name="P10"><text:span text:style-name="T1">sqrt(nombre)</text:span><text:span text:style-name="T5"> permet de calculer la racine carrée d'un nombre.</text:span></text:p>
        </text:list-item>
        <text:list-item>
          <text:p text:style-name="P10"><text:span text:style-name="T1">Sin</text:span><text:span text:style-name="T5">, </text:span><text:span text:style-name="T1">cos</text:span><text:span text:style-name="T5">, </text:span><text:span text:style-name="T1">tan</text:span><text:span text:style-name="T5"> attendent une valeur en radian.</text:span></text:p>
        </text:list-item>
        <text:list-item>
          <text:p text:style-name="P12">Etc...</text:p>
        </text:list-item>
      </text:list>
      <text:p text:style-name="P5"/>
      <text:p text:style-name="P5"/>
      <text:p text:style-name="P5"/>
      <text:p text:style-name="P5"/>
      <text:p text:style-name="P5"/>
      <text:p text:style-name="P6"><text:soft-page-break/>LES CONDITIONS :</text:p>
      <text:p text:style-name="P6"/>
      <text:p text:style-name="P6"/>
      <text:p text:style-name="P5">La structure "if" est exactement la même qu'en C++ :</text:p>
      <text:p text:style-name="P5"/>
      <text:p text:style-name="P5"><draw:frame draw:style-name="fr1" draw:name="images15" text:anchor-type="paragraph" svg:width="13.864cm" svg:height="8.784cm" draw:z-index="14"><draw:image xlink:href="Pictures/20000007000036290000225171E4902E.svm" xlink:type="simple" xlink:show="embed" xlink:actuate="onLoad"/></draw:frame></text:p>
      <text:p text:style-name="P5">Pour cumuler les conditions :</text:p>
      <text:p text:style-name="P5"/>
      <text:p text:style-name="P5"><draw:frame draw:style-name="fr1" draw:name="images16" text:anchor-type="paragraph" svg:width="5.77cm" svg:height="4.949cm" draw:z-index="15"><draw:image xlink:href="Pictures/200000070000168900001355856D019A.svm" xlink:type="simple" xlink:show="embed" xlink:actuate="onLoad"/></draw:frame></text:p>
      <text:p text:style-name="P5"/>
      <text:p text:style-name="P6">LES BOOLÉENS</text:p>
      <text:p text:style-name="P6"/>
      <text:p text:style-name="P5">Tout test renvoie la valeur 0 s'il est faut, et la valeur 1 s'il est vrai. Donc typiquement, si on a cette condition :</text:p>
      <text:p text:style-name="P5"/>
      <text:p text:style-name="P5"><draw:frame draw:style-name="fr1" draw:name="images17" text:anchor-type="paragraph" svg:width="6.802cm" svg:height="0.714cm" draw:z-index="16"><draw:image xlink:href="Pictures/2000000700001A91000002CBFB145C2D.svm" xlink:type="simple" xlink:show="embed" xlink:actuate="onLoad"/></draw:frame></text:p>
      <text:p text:style-name="P5">Si age est supérieur ou égal à 18, l'ordinateur va en quelques sortes remplacer cette condition par <text:span text:style-name="T1">if (1)</text:span>, et puisque c'est vrai, exécuter cette instruction. Si age est strictement inférieur à 18, la condition devient <text:span text:style-name="T1">if (0)</text:span> et n'est pas exécutée car c'est faux.</text:p>
      <text:p text:style-name="P5"/>
      <text:p text:style-name="P5">Petite précision : en réalité, l'ordinateur considère tous les chiffres à part 0 comme voulant dire "vrai", et uniquement 0 comme voulant dire "faux". Donc<text:span text:style-name="T1"> if(37) </text:span>est vrai et la condition est <text:soft-page-break/>vérifiée.</text:p>
      <text:p text:style-name="P5"/>
      <text:p text:style-name="P5">En sachant que les conditions renvoient en réalité simplement des 0 ou des 1, on peut même en stocker le résultat dans des variables au lieu de les utiliser dans des conditions :</text:p>
      <text:p text:style-name="P5"/>
      <text:p text:style-name="P5"><draw:frame draw:style-name="fr1" draw:name="images18" text:anchor-type="paragraph" svg:width="10.506cm" svg:height="2.672cm" draw:z-index="17"><draw:image xlink:href="Pictures/200000070000290900000A715BBC1DDD.svm" xlink:type="simple" xlink:show="embed" xlink:actuate="onLoad"/></draw:frame></text:p>
      <text:p text:style-name="P5">Ici, le programme affiche "<text:span text:style-name="T1">Majeur vaut : 1</text:span>". En effet puisque la condition <text:span text:style-name="T1">age &gt;= 18</text:span> est vérifiée, l'ordinateur renvoie la valeur 1, qu'il stocke dans la variable "majeur".</text:p>
      <text:p text:style-name="P5"/>
      <text:p text:style-name="P5">Une variable à laquelle on fait prendre soit la valeur 0 soit la valeur 1 est un <text:span text:style-name="T2">booléen</text:span>. Cependant, en langage C, il n'existe pas de type de variable spécifique aux booléens comme en C++ par exemple. Les booléens sont donc en réalité des <text:span text:style-name="T1">int</text:span>.</text:p>
      <text:p text:style-name="P5"/>
      <text:p text:style-name="P5">On peut donc faire de manière assez fluide des tests <text:span text:style-name="T1">if</text:span> sur des booléens :</text:p>
      <text:p text:style-name="P5"/>
      <text:p text:style-name="P5"><draw:frame draw:style-name="fr1" draw:name="images19" text:anchor-type="paragraph" svg:width="10.927cm" svg:height="6.773cm" draw:z-index="18"><draw:image xlink:href="Pictures/2000000700002AB000001A76A4F2F34F.svm" xlink:type="simple" xlink:show="embed" xlink:actuate="onLoad"/></draw:frame></text:p>
      <text:p text:style-name="P5">Ce qui est assez facile à lire (mais plus long).</text:p>
      <text:p text:style-name="P5"/>
      <text:p text:style-name="P5"/>
      <text:p text:style-name="P5">La <text:span text:style-name="T2">condition switch </text:span>a la même synthaxe qu'en C++, et est une condition intéressante lorsqu'on a plusieurs cas bien définis :</text:p>
      <text:p text:style-name="P5"/>
      <text:p text:style-name="P5"><draw:frame draw:style-name="fr2" draw:name="images20" text:anchor-type="paragraph" svg:width="12.695cm" svg:height="12.718cm" draw:z-index="19"><draw:image xlink:href="Pictures/2000000700003B6F00003B8908B66CCC.svm" xlink:type="simple" xlink:show="embed" xlink:actuate="onLoad"/></draw:frame><text:soft-page-break/></text:p>
      <text:p text:style-name="P5">Remarquer que l'équivalent de <text:span text:style-name="T1">else</text:span> pour la condition switch (c'est-à-dire l'opération à effectuer si aucun des cas mentionnés au-dessus n'est vérifié) est le mot clé <text:span text:style-name="T1">default</text:span>.</text:p>
      <text:p text:style-name="P5"/>
      <text:p text:style-name="P5"/>
      <text:p text:style-name="P5">Les <text:span text:style-name="T2">conditions en ternaire </text:span>permettent d'écrire des conditions "if" associées d'une instruction unique de manière compacte.</text:p>
      <text:p text:style-name="P5"/>
      <text:p text:style-name="P5"><draw:frame draw:style-name="fr1" draw:name="images21" text:anchor-type="paragraph" svg:width="4.683cm" svg:height="2.171cm" draw:z-index="20"><draw:image xlink:href="Pictures/200000070000124C0000087B1D7FA012.svm" xlink:type="simple" xlink:show="embed" xlink:actuate="onLoad"/></draw:frame></text:p>
      <text:p text:style-name="P5">Cette condition s'écrira sous cette forme en ternaire :</text:p>
      <text:p text:style-name="P5"/>
      <text:p text:style-name="P7">age : (majeur) ? 18 : 17;</text:p>
      <text:p text:style-name="P5"/>
      <text:p text:style-name="P5">De même, la condition ternaire suivante :</text:p>
      <text:p text:style-name="P5"/>
      <text:p text:style-name="P7">autorisation : (age &gt;= 18) ? 1 : 0;</text:p>
      <text:p text:style-name="P5"/>
      <text:p text:style-name="P5">Veut dire qu'on attribue à la variable autorisation la valeur 1 si la variable age est supérieur ou égale à 18, et sinon la valeur 0.</text:p>
      <text:p text:style-name="P5"/>
      <text:p text:style-name="P5"/>
      <text:p text:style-name="P5"/>
      <text:p text:style-name="P6"><text:soft-page-break/>LES BOUCLES :</text:p>
      <text:p text:style-name="P6"/>
      <text:p text:style-name="P5">Les boucles sont bien sûr des structures qui permettent de répéter plusieurs fois les mêmes instructions.</text:p>
      <text:p text:style-name="P5"/>
      <text:p text:style-name="P5">La première boucle est la boucle <text:span text:style-name="T2">while</text:span>. Cette boucle est assez simple et ne diffère pas du C++ :</text:p>
      <text:p text:style-name="P5"/>
      <text:p text:style-name="P5"><draw:frame draw:style-name="fr2" draw:name="images22" text:anchor-type="paragraph" svg:width="9.596cm" svg:height="5.683cm" draw:z-index="21"><draw:image xlink:href="Pictures/200000070000298D0000189A82D40692.svm" xlink:type="simple" xlink:show="embed" xlink:actuate="onLoad"/></draw:frame></text:p>
      <text:p text:style-name="P5">La boucle <text:span text:style-name="T2">do ... while </text:span>est un peu différente, dans le sens où la condition est vérifiée à la fin de la boucle, et non au début. Ce qui veut dire que ce qui est à l'intérieur de la boucle sera au moins exécuté une fois, même si à la fin la condition n'est pas remplie. Attention à ne pas oublier le point virgule à la toute fin :</text:p>
      <text:p text:style-name="P5"/>
      <text:p text:style-name="P5"><draw:frame draw:style-name="fr1" draw:name="images23" text:anchor-type="paragraph" svg:width="9.977cm" svg:height="2.859cm" draw:z-index="22"><draw:image xlink:href="Pictures/20000007000026F800000B2BCEF9F8D7.svm" xlink:type="simple" xlink:show="embed" xlink:actuate="onLoad"/></draw:frame></text:p>
      <text:p text:style-name="P5"/>
      <text:p text:style-name="P5"/>
      <text:p text:style-name="P5">La <text:span text:style-name="T2">boucle for </text:span>est relativement classique :</text:p>
      <text:p text:style-name="P5"/>
      <text:p text:style-name="P5"><draw:frame draw:style-name="fr1" draw:name="images24" text:anchor-type="paragraph" svg:width="10.239cm" svg:height="3.069cm" draw:z-index="23"><draw:image xlink:href="Pictures/200000070000280000000BFEBEE8CB50.svm" xlink:type="simple" xlink:show="embed" xlink:actuate="onLoad"/></draw:frame></text:p>
      <text:p text:style-name="P5"/>
      <text:p text:style-name="P5"/>
      <text:p text:style-name="P6">GÉNÉRER UN NOMBRE ALÉATOIRE :</text:p>
      <text:p text:style-name="P6"/>
      <text:p text:style-name="P5"><draw:frame draw:style-name="fr1" draw:name="images25" text:anchor-type="paragraph" svg:width="14.975cm" svg:height="4.683cm" draw:z-index="24"><draw:image xlink:href="Pictures/2000000700003A800000124C66E3E9B4.svm" xlink:type="simple" xlink:show="embed" xlink:actuate="onLoad"/></draw:frame><text:soft-page-break/></text:p>
      <text:p text:style-name="P5">Il faut premièrement initialiser le générateur de nombres aléatoires avec la ligne <text:span text:style-name="T1">srand(time(NULL));</text:span> . Attention, cette ligne ne doit être présente qu'une fois par programme.</text:p>
      <text:p text:style-name="P5"/>
      <text:p text:style-name="P5">On génère ensuite le nombre aléatoire entre MAX et MIN par la ligne :</text:p>
      <text:p text:style-name="P7">randomNumber = (rand() % (MAX – MIN +1)) + MIN;</text:p>
      <text:p text:style-name="P5"/>
      <text:p text:style-name="P5">Avec les variables MAX et MIN déclarées en tant qu'entiers constants. ATTENTION, il faut également penser à <text:span text:style-name="T1">#include &lt;time.h&gt;</text:span> comme librairi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4M35S</meta:editing-duration>
    <meta:editing-cycles>10</meta:editing-cycles>
    <meta:generator>OpenOffice/4.1.5$Win32 OpenOffice.org_project/415m1$Build-9789</meta:generator>
    <dc:date>2020-07-12T17:53:38.01</dc:date>
    <meta:document-statistic meta:table-count="0" meta:image-count="25" meta:object-count="0" meta:page-count="10" meta:paragraph-count="75" meta:word-count="1411" meta:character-count="8353"/>
    <meta:user-defined meta:name="Info 1"/>
    <meta:user-defined meta:name="Info 2"/>
    <meta:user-defined meta:name="Info 3"/>
    <meta:user-defined meta:name="Info 4"/>
  </office:meta>
</office:document-meta>
</file>